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Pythagoras, born around 570 BCE, was a mathematician and philosopher best known for the Pythagorean theorem in geometry. His teachings extended to metaphysics, cosmology, and the idea of mathematical relationships governing the universe. Pythagoras founded a religious movement that influenced later philosophical and mathematical thought. His most influential teacher is believed to be Anaximand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5:27:32.757907136</meta:creation-date>
    <dc:date>2024-02-23T15:27:50.785251385</dc:date>
    <meta:editing-duration>PT18S</meta:editing-duration>
    <meta:editing-cycles>1</meta:editing-cycles>
    <meta:document-statistic meta:table-count="0" meta:image-count="0" meta:object-count="0" meta:page-count="1" meta:paragraph-count="1" meta:word-count="54" meta:character-count="399" meta:non-whitespace-character-count="346"/>
    <meta:generator>LibreOffice/7.5.9.2$MacOSX_AARCH64 LibreOffice_project/cdeefe45c17511d326101eed8008ac4092f278a9</meta:generator>
  </office:meta>
</office:document-meta>
</file>